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9a" officeooo:paragraph-rsid="000ae79a"/>
    </style:style>
    <style:style style:name="P2" style:family="paragraph" style:parent-style-name="Standard">
      <style:text-properties officeooo:rsid="000b7d2f" officeooo:paragraph-rsid="000b7d2f"/>
    </style:style>
    <style:style style:name="P3" style:family="paragraph" style:parent-style-name="Standard">
      <style:text-properties officeooo:rsid="000bfdc3" officeooo:paragraph-rsid="000bfdc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7d2f" officeooo:paragraph-rsid="000b7d2f" style:font-weight-asian="bold" style:font-weight-complex="bold"/>
    </style:style>
    <style:style style:name="P5" style:family="paragraph" style:parent-style-name="Standard">
      <style:text-properties officeooo:rsid="000bfdc3" officeooo:paragraph-rsid="000bfdc3"/>
    </style:style>
    <style:style style:name="T1" style:family="text">
      <style:text-properties officeooo:rsid="000bf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r Loops to List Comprehensions</text:p>
      <text:p text:style-name="P2"/>
      <text:p text:style-name="P2">When trying to write a list comprehension, it is sometimes easiest to write it as a for loop first.</text:p>
      <text:p text:style-name="P2"/>
      <text:p text:style-name="P2">for item in list:</text:p>
      <text:p text:style-name="P2"><text:s text:c="4"/>item = item + 1</text:p>
      <text:p text:style-name="P2"/>
      <text:p text:style-name="P2">The above code can be rewritten as </text:p>
      <text:p text:style-name="P2"/>
      <text:p text:style-name="P2">[item + 1 for item in list]</text:p>
      <text:p text:style-name="P2"/>
      <text:p text:style-name="P2">This can be thought of as [(valuetoreturn) for (iterator) in (list)]. <text:s/>This is the most basic case, and it is possible to do much much more.</text:p>
      <text:p text:style-name="P2"/>
      <text:p text:style-name="P2">If your for loop is more complicated, it can be rewritten as a function with a return statement.</text:p>
      <text:p text:style-name="P2"/>
      <text:p text:style-name="P2">For item in list:</text:p>
      <text:p text:style-name="P2"><text:s text:c="4"/>if item.method() == True:</text:p>
      <text:p text:style-name="P2"><text:s text:c="8"/>do something…</text:p>
      <text:p text:style-name="P2"><text:s text:c="4"/>else:</text:p>
      <text:p text:style-name="P2"><text:s text:c="8"/>do something else…</text:p>
      <text:p text:style-name="P2"><text:s text:c="4"/><text:span text:style-name="T1">other code here…</text:span></text:p>
      <text:p text:style-name="P2"/>
      <text:p text:style-name="P3">In this case it would be easy to write a function to do the internal of the for loop, then write a list comprehension as follows.</text:p>
      <text:p text:style-name="P3"/>
      <text:p text:style-name="P3">[function(item) for item in list]</text:p>
      <text:p text:style-name="P3"/>
      <text:p text:style-name="P3">This can be done with functions acting on the item, or methods that the item has, and you can also chain the two together.</text:p>
      <text:p text:style-name="P3"/>
      <text:p text:style-name="P3">[function(item.method()) for item in list]</text:p>
      <text:p text:style-name="P3"/>
      <text:p text:style-name="P3">List comprehensions can also be used inside list comprehensions.</text:p>
      <text:p text:style-name="P3"/>
      <text:p text:style-name="P3">[item + 1 for item in [item/2 for item in list]]</text:p>
      <text:p text:style-name="P3"/>
      <text:p text:style-name="P3">The above list comprehension will do the internal list comprehension first and return a list with every item divided by 2. The outer list comprehension will add 1 to every item returned from the first list comprehension. </text:p>
      <text:p text:style-name="P3"/>
      <text:p text:style-name="P3">This has been a light introduction to how you can use list comprehensions in place of for loo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0:11:03.435472520</meta:creation-date>
    <dc:date>2019-04-25T11:13:13.295300390</dc:date>
    <meta:editing-duration>P1DT4H36M3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2" meta:word-count="243" meta:character-count="1342" meta:non-whitespace-character-count="1086"/>
  </office:meta>
</office:document-meta>
</file>